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86pt"/>
    </style:style>
    <style:style style:name="co2" style:family="table-column">
      <style:table-column-properties fo:break-before="auto" style:column-width="38.95pt"/>
    </style:style>
    <style:style style:name="co3" style:family="table-column">
      <style:table-column-properties fo:break-before="auto" style:column-width="52.3pt"/>
    </style:style>
    <style:style style:name="co4" style:family="table-column">
      <style:table-column-properties fo:break-before="auto" style:column-width="43.6pt"/>
    </style:style>
    <style:style style:name="co5" style:family="table-column">
      <style:table-column-properties fo:break-before="auto" style:column-width="57.6pt"/>
    </style:style>
    <style:style style:name="co6" style:family="table-column">
      <style:table-column-properties fo:break-before="auto" style:column-width="23.61pt"/>
    </style:style>
    <style:style style:name="co7" style:family="table-column">
      <style:table-column-properties fo:break-before="auto" style:column-width="30.3pt"/>
    </style:style>
    <style:style style:name="co8" style:family="table-column">
      <style:table-column-properties fo:break-before="auto" style:column-width="34.3pt"/>
    </style:style>
    <style:style style:name="co9" style:family="table-column">
      <style:table-column-properties fo:break-before="auto" style:column-width="39.6pt"/>
    </style:style>
    <style:style style:name="co10" style:family="table-column">
      <style:table-column-properties fo:break-before="auto" style:column-width="36.96pt"/>
    </style:style>
    <style:style style:name="co11" style:family="table-column">
      <style:table-column-properties fo:break-before="auto" style:column-width="39.8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SimSun" style:font-name-complex="Lucida Sans"/>
    </style:style>
    <style:style style:name="ce2" style:family="table-cell" style:parent-style-name="Default" style:data-style-name="N122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Surface rupture data of 1999 Chi-Chi, Taiwan, earthquake, from Blenkinsop, 2006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Sites 1–5 from Lee et al. (2002). Sites labelled with letters A–E from Lee et al. (2003)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/</text:p>
          </table:table-cell>
          <table:table-cell table:style-name="ce1" office:value-type="string" calcext:value-type="string">
            <text:p>Site W: two estimates from Angelier et al. (2003a). Site K from Angelier et al. (2003b)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/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Note: Data follows standard right hand rule so DipD (Octant) is not need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//</text:p>
          </table:table-cell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ault plane</text:p>
          </table:table-cell>
          <table:table-cell table:number-columns-repeated="2"/>
          <table:table-cell office:value-type="string" calcext:value-type="string">
            <text:p>Slip</text:p>
          </table:table-cell>
          <table:table-cell/>
          <table:table-cell office:value-type="string" calcext:value-type="string">
            <text:p>Sense</text:p>
          </table:table-cell>
          <table:table-cell office:value-type="string" calcext:value-type="string">
            <text:p>Disp</text:p>
          </table:table-cell>
          <table:table-cell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2"/>
          <table:table-cell office:value-type="string" calcext:value-type="string">
            <text:p>(E)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DipD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lunge</text:p>
          </table:table-cell>
          <table:table-cell/>
          <table:table-cell office:value-type="string" calcext:value-type="string">
            <text:p>(m)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ip</text:p>
          </table:table-cell>
          <table:table-cell/>
          <table:table-cell office:value-type="string" calcext:value-type="string">
            <text:p>Trend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20.876" calcext:value-type="float">
            <text:p>120.876</text:p>
          </table:table-cell>
          <table:table-cell office:value-type="float" office:value="24.302" calcext:value-type="float">
            <text:p>24.30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float" office:value="120.834" calcext:value-type="float">
            <text:p>120.834</text:p>
          </table:table-cell>
          <table:table-cell office:value-type="float" office:value="24.3" calcext:value-type="float">
            <text:p>24.3</text:p>
          </table:table-cell>
          <table:table-cell office:value-type="float" office:value="240" calcext:value-type="float">
            <text:p>2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W</text:p>
          </table:table-cell>
          <table:table-cell office:value-type="float" office:value="307" calcext:value-type="float">
            <text:p>30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float" office:value="120.834" calcext:value-type="float">
            <text:p>120.834</text:p>
          </table:table-cell>
          <table:table-cell office:value-type="float" office:value="24.3" calcext:value-type="float">
            <text:p>24.3</text:p>
          </table:table-cell>
          <table:table-cell office:value-type="float" office:value="240" calcext:value-type="float">
            <text:p>2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W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5.5" calcext:value-type="float">
            <text:p>5.5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float" office:value="120.825" calcext:value-type="float">
            <text:p>120.825</text:p>
          </table:table-cell>
          <table:table-cell office:value-type="float" office:value="24.3" calcext:value-type="float">
            <text:p>24.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float" office:value="120.825" calcext:value-type="float">
            <text:p>120.825</text:p>
          </table:table-cell>
          <table:table-cell office:value-type="float" office:value="24.302" calcext:value-type="float">
            <text:p>24.30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float" office:value="120.824" calcext:value-type="float">
            <text:p>120.824</text:p>
          </table:table-cell>
          <table:table-cell office:value-type="float" office:value="24.3" calcext:value-type="float">
            <text:p>24.3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6</text:p>
          </table:table-cell>
          <table:table-cell office:value-type="float" office:value="120.823" calcext:value-type="float">
            <text:p>120.823</text:p>
          </table:table-cell>
          <table:table-cell office:value-type="float" office:value="24.3" calcext:value-type="float">
            <text:p>24.3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</text:p>
          </table:table-cell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1.9" calcext:value-type="float">
            <text:p>1.9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float" office:value="120.822" calcext:value-type="float">
            <text:p>120.822</text:p>
          </table:table-cell>
          <table:table-cell office:value-type="float" office:value="24.298" calcext:value-type="float">
            <text:p>24.298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float" office:value="120.821" calcext:value-type="float">
            <text:p>120.821</text:p>
          </table:table-cell>
          <table:table-cell office:value-type="float" office:value="24.298" calcext:value-type="float">
            <text:p>24.29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20.815" calcext:value-type="float">
            <text:p>120.815</text:p>
          </table:table-cell>
          <table:table-cell office:value-type="float" office:value="24.29" calcext:value-type="float">
            <text:p>24.29</text:p>
          </table:table-cell>
          <table:table-cell office:value-type="float" office:value="235" calcext:value-type="float">
            <text:p>2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W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9</text:p>
          </table:table-cell>
          <table:table-cell office:value-type="float" office:value="120.79" calcext:value-type="float">
            <text:p>120.790</text:p>
          </table:table-cell>
          <table:table-cell office:value-type="float" office:value="24.284" calcext:value-type="float">
            <text:p>24.28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</text:p>
          </table:table-cell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float" office:value="120.79" calcext:value-type="float">
            <text:p>120.790</text:p>
          </table:table-cell>
          <table:table-cell office:value-type="float" office:value="24.274" calcext:value-type="float">
            <text:p>24.274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W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float" office:value="120.787" calcext:value-type="float">
            <text:p>120.787</text:p>
          </table:table-cell>
          <table:table-cell office:value-type="float" office:value="24.281" calcext:value-type="float">
            <text:p>24.28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</text:p>
          </table:table-cell>
          <table:table-cell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float" office:value="120.782" calcext:value-type="float">
            <text:p>120.782</text:p>
          </table:table-cell>
          <table:table-cell office:value-type="float" office:value="24.281" calcext:value-type="float">
            <text:p>24.281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3</text:p>
          </table:table-cell>
          <table:table-cell office:value-type="float" office:value="120.781" calcext:value-type="float">
            <text:p>120.781</text:p>
          </table:table-cell>
          <table:table-cell office:value-type="float" office:value="24.281" calcext:value-type="float">
            <text:p>24.281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4</text:p>
          </table:table-cell>
          <table:table-cell office:value-type="float" office:value="120.778" calcext:value-type="float">
            <text:p>120.778</text:p>
          </table:table-cell>
          <table:table-cell office:value-type="float" office:value="24.28" calcext:value-type="float">
            <text:p>24.2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</text:p>
          </table:table-cell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5</text:p>
          </table:table-cell>
          <table:table-cell office:value-type="float" office:value="120.775" calcext:value-type="float">
            <text:p>120.775</text:p>
          </table:table-cell>
          <table:table-cell office:value-type="float" office:value="24.28" calcext:value-type="float">
            <text:p>24.28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</text:p>
          </table:table-cell>
          <table:table-cell office:value-type="float" office:value="197" calcext:value-type="float">
            <text:p>1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6</text:p>
          </table:table-cell>
          <table:table-cell office:value-type="float" office:value="120.77" calcext:value-type="float">
            <text:p>120.770</text:p>
          </table:table-cell>
          <table:table-cell office:value-type="float" office:value="24.279" calcext:value-type="float">
            <text:p>24.27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7</text:p>
          </table:table-cell>
          <table:table-cell office:value-type="float" office:value="120.775" calcext:value-type="float">
            <text:p>120.775</text:p>
          </table:table-cell>
          <table:table-cell office:value-type="float" office:value="24.288" calcext:value-type="float">
            <text:p>24.288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W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3.8" calcext:value-type="float">
            <text:p>3.8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8</text:p>
          </table:table-cell>
          <table:table-cell office:value-type="float" office:value="120.762" calcext:value-type="float">
            <text:p>120.762</text:p>
          </table:table-cell>
          <table:table-cell office:value-type="float" office:value="24.28" calcext:value-type="float">
            <text:p>24.28</text:p>
          </table:table-cell>
          <table:table-cell office:value-type="float" office:value="275" calcext:value-type="float">
            <text:p>27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float" office:value="336" calcext:value-type="float">
            <text:p>3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20.761" calcext:value-type="float">
            <text:p>120.761</text:p>
          </table:table-cell>
          <table:table-cell office:value-type="float" office:value="24.285" calcext:value-type="float">
            <text:p>24.28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0</text:p>
          </table:table-cell>
          <table:table-cell office:value-type="float" office:value="120.761" calcext:value-type="float">
            <text:p>120.761</text:p>
          </table:table-cell>
          <table:table-cell office:value-type="float" office:value="24.284" calcext:value-type="float">
            <text:p>24.284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1</text:p>
          </table:table-cell>
          <table:table-cell office:value-type="float" office:value="120.753" calcext:value-type="float">
            <text:p>120.753</text:p>
          </table:table-cell>
          <table:table-cell office:value-type="float" office:value="14.282" calcext:value-type="float">
            <text:p>14.28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</text:p>
          </table:table-cell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2</text:p>
          </table:table-cell>
          <table:table-cell office:value-type="float" office:value="120.753" calcext:value-type="float">
            <text:p>120.753</text:p>
          </table:table-cell>
          <table:table-cell office:value-type="float" office:value="24.282" calcext:value-type="float">
            <text:p>24.28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6.8" calcext:value-type="float">
            <text:p>6.8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a</text:p>
          </table:table-cell>
          <table:table-cell office:value-type="float" office:value="120.752" calcext:value-type="float">
            <text:p>120.752</text:p>
          </table:table-cell>
          <table:table-cell office:value-type="float" office:value="24.282" calcext:value-type="float">
            <text:p>24.28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b</text:p>
          </table:table-cell>
          <table:table-cell office:value-type="float" office:value="120.752" calcext:value-type="float">
            <text:p>120.752</text:p>
          </table:table-cell>
          <table:table-cell office:value-type="float" office:value="24.282" calcext:value-type="float">
            <text:p>24.28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c</text:p>
          </table:table-cell>
          <table:table-cell office:value-type="float" office:value="120.752" calcext:value-type="float">
            <text:p>120.752</text:p>
          </table:table-cell>
          <table:table-cell office:value-type="float" office:value="24.282" calcext:value-type="float">
            <text:p>24.28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d</text:p>
          </table:table-cell>
          <table:table-cell office:value-type="float" office:value="120.752" calcext:value-type="float">
            <text:p>120.752</text:p>
          </table:table-cell>
          <table:table-cell office:value-type="float" office:value="24.282" calcext:value-type="float">
            <text:p>24.28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4</text:p>
          </table:table-cell>
          <table:table-cell office:value-type="float" office:value="120.752" calcext:value-type="float">
            <text:p>120.752</text:p>
          </table:table-cell>
          <table:table-cell office:value-type="float" office:value="24.279" calcext:value-type="float">
            <text:p>24.279</text:p>
          </table:table-cell>
          <table:table-cell office:value-type="float" office:value="275" calcext:value-type="float">
            <text:p>27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float" office:value="349" calcext:value-type="float">
            <text:p>34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3.8" calcext:value-type="float">
            <text:p>3.8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float" office:value="120.749" calcext:value-type="float">
            <text:p>120.749</text:p>
          </table:table-cell>
          <table:table-cell office:value-type="float" office:value="24.276" calcext:value-type="float">
            <text:p>24.276</text:p>
          </table:table-cell>
          <table:table-cell office:value-type="float" office:value="216" calcext:value-type="float">
            <text:p>2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W</text:p>
          </table:table-cell>
          <table:table-cell office:value-type="float" office:value="348" calcext:value-type="float">
            <text:p>3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float" office:value="120.747" calcext:value-type="float">
            <text:p>120.747</text:p>
          </table:table-cell>
          <table:table-cell office:value-type="float" office:value="24.274" calcext:value-type="float">
            <text:p>24.274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3.7" calcext:value-type="float">
            <text:p>3.7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float" office:value="120.745" calcext:value-type="float">
            <text:p>120.745</text:p>
          </table:table-cell>
          <table:table-cell office:value-type="float" office:value="24.271" calcext:value-type="float">
            <text:p>24.27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float" office:value="120.737" calcext:value-type="float">
            <text:p>120.737</text:p>
          </table:table-cell>
          <table:table-cell office:value-type="float" office:value="24.256" calcext:value-type="float">
            <text:p>24.256</text:p>
          </table:table-cell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8.3" calcext:value-type="float">
            <text:p>8.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6</text:p>
          </table:table-cell>
          <table:table-cell office:value-type="float" office:value="120.728" calcext:value-type="float">
            <text:p>120.728</text:p>
          </table:table-cell>
          <table:table-cell office:value-type="float" office:value="24.238" calcext:value-type="float">
            <text:p>24.238</text:p>
          </table:table-cell>
          <table:table-cell office:value-type="float" office:value="350" calcext:value-type="float">
            <text:p>3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float" office:value="120.726" calcext:value-type="float">
            <text:p>120.726</text:p>
          </table:table-cell>
          <table:table-cell office:value-type="float" office:value="24.237" calcext:value-type="float">
            <text:p>24.237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</text:p>
          </table:table-cell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8</text:p>
          </table:table-cell>
          <table:table-cell office:value-type="float" office:value="120.727" calcext:value-type="float">
            <text:p>120.727</text:p>
          </table:table-cell>
          <table:table-cell office:value-type="float" office:value="24.175" calcext:value-type="float">
            <text:p>24.175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9</text:p>
          </table:table-cell>
          <table:table-cell office:value-type="float" office:value="120.726" calcext:value-type="float">
            <text:p>120.726</text:p>
          </table:table-cell>
          <table:table-cell office:value-type="float" office:value="24.175" calcext:value-type="float">
            <text:p>24.175</text:p>
          </table:table-cell>
          <table:table-cell office:value-type="float" office:value="333" calcext:value-type="float">
            <text:p>33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float" office:value="120.725" calcext:value-type="float">
            <text:p>120.725</text:p>
          </table:table-cell>
          <table:table-cell office:value-type="float" office:value="24.176" calcext:value-type="float">
            <text:p>24.176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float" office:value="120.731" calcext:value-type="float">
            <text:p>120.731</text:p>
          </table:table-cell>
          <table:table-cell office:value-type="float" office:value="24.134" calcext:value-type="float">
            <text:p>24.13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2</text:p>
          </table:table-cell>
          <table:table-cell office:value-type="float" office:value="120.717" calcext:value-type="float">
            <text:p>120.717</text:p>
          </table:table-cell>
          <table:table-cell office:value-type="float" office:value="24.088" calcext:value-type="float">
            <text:p>24.088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3</text:p>
          </table:table-cell>
          <table:table-cell office:value-type="float" office:value="120.723" calcext:value-type="float">
            <text:p>120.723</text:p>
          </table:table-cell>
          <table:table-cell office:value-type="float" office:value="24.088" calcext:value-type="float">
            <text:p>24.08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4</text:p>
          </table:table-cell>
          <table:table-cell office:value-type="float" office:value="120.728" calcext:value-type="float">
            <text:p>120.728</text:p>
          </table:table-cell>
          <table:table-cell office:value-type="float" office:value="24.088" calcext:value-type="float">
            <text:p>24.088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</text:p>
          </table:table-cell>
          <table:table-cell office:value-type="float" office:value="147" calcext:value-type="float">
            <text:p>1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7</text:p>
          </table:table-cell>
          <table:table-cell office:value-type="float" office:value="120.713" calcext:value-type="float">
            <text:p>120.713</text:p>
          </table:table-cell>
          <table:table-cell office:value-type="float" office:value="24.079" calcext:value-type="float">
            <text:p>24.079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8</text:p>
          </table:table-cell>
          <table:table-cell office:value-type="float" office:value="120.713" calcext:value-type="float">
            <text:p>120.713</text:p>
          </table:table-cell>
          <table:table-cell office:value-type="float" office:value="24.079" calcext:value-type="float">
            <text:p>24.079</text:p>
          </table:table-cell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3.4" calcext:value-type="float">
            <text:p>3.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9</text:p>
          </table:table-cell>
          <table:table-cell office:value-type="float" office:value="120.714" calcext:value-type="float">
            <text:p>120.714</text:p>
          </table:table-cell>
          <table:table-cell office:value-type="float" office:value="24.08" calcext:value-type="float">
            <text:p>24.08</text:p>
          </table:table-cell>
          <table:table-cell office:value-type="float" office:value="324" calcext:value-type="float">
            <text:p>3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0</text:p>
          </table:table-cell>
          <table:table-cell office:value-type="float" office:value="120.713" calcext:value-type="float">
            <text:p>120.713</text:p>
          </table:table-cell>
          <table:table-cell office:value-type="float" office:value="24.079" calcext:value-type="float">
            <text:p>24.079</text:p>
          </table:table-cell>
          <table:table-cell office:value-type="float" office:value="260" calcext:value-type="float">
            <text:p>2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359" calcext:value-type="float">
            <text:p>3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4.1" calcext:value-type="float">
            <text:p>4.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120.093" calcext:value-type="float">
            <text:p>120.093</text:p>
          </table:table-cell>
          <table:table-cell office:value-type="float" office:value="24.055" calcext:value-type="float">
            <text:p>24.05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120.69" calcext:value-type="float">
            <text:p>120.690</text:p>
          </table:table-cell>
          <table:table-cell office:value-type="float" office:value="24.045" calcext:value-type="float">
            <text:p>24.045</text:p>
          </table:table-cell>
          <table:table-cell office:value-type="float" office:value="328" calcext:value-type="float">
            <text:p>3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1</text:p>
          </table:table-cell>
          <table:table-cell office:value-type="float" office:value="120.691" calcext:value-type="float">
            <text:p>120.691</text:p>
          </table:table-cell>
          <table:table-cell office:value-type="float" office:value="24.044" calcext:value-type="float">
            <text:p>24.044</text:p>
          </table:table-cell>
          <table:table-cell office:value-type="float" office:value="321" calcext:value-type="float">
            <text:p>3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2</text:p>
          </table:table-cell>
          <table:table-cell office:value-type="float" office:value="120.691" calcext:value-type="float">
            <text:p>120.691</text:p>
          </table:table-cell>
          <table:table-cell office:value-type="float" office:value="24.044" calcext:value-type="float">
            <text:p>24.044</text:p>
          </table:table-cell>
          <table:table-cell office:value-type="float" office:value="321" calcext:value-type="float">
            <text:p>3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120.69" calcext:value-type="float">
            <text:p>120.690</text:p>
          </table:table-cell>
          <table:table-cell office:value-type="float" office:value="24.041" calcext:value-type="float">
            <text:p>24.04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float" office:value="120.67" calcext:value-type="float">
            <text:p>120.670</text:p>
          </table:table-cell>
          <table:table-cell office:value-type="float" office:value="24.042" calcext:value-type="float">
            <text:p>24.0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8</text:p>
          </table:table-cell>
          <table:table-cell office:value-type="float" office:value="120.69" calcext:value-type="float">
            <text:p>120.690</text:p>
          </table:table-cell>
          <table:table-cell office:value-type="float" office:value="24.025" calcext:value-type="float">
            <text:p>24.025</text:p>
          </table:table-cell>
          <table:table-cell office:value-type="float" office:value="360" calcext:value-type="float">
            <text:p>3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.9" calcext:value-type="float">
            <text:p>4.9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9</text:p>
          </table:table-cell>
          <table:table-cell office:value-type="float" office:value="120.69" calcext:value-type="float">
            <text:p>120.690</text:p>
          </table:table-cell>
          <table:table-cell office:value-type="float" office:value="24.027" calcext:value-type="float">
            <text:p>24.027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5.5" calcext:value-type="float">
            <text:p>5.5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0</text:p>
          </table:table-cell>
          <table:table-cell office:value-type="float" office:value="120.688" calcext:value-type="float">
            <text:p>120.688</text:p>
          </table:table-cell>
          <table:table-cell office:value-type="float" office:value="24.02" calcext:value-type="float">
            <text:p>24.02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2.8" calcext:value-type="float">
            <text:p>2.8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float" office:value="120.688" calcext:value-type="float">
            <text:p>120.688</text:p>
          </table:table-cell>
          <table:table-cell office:value-type="float" office:value="24.02" calcext:value-type="float">
            <text:p>24.0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1</text:p>
          </table:table-cell>
          <table:table-cell office:value-type="float" office:value="120.688" calcext:value-type="float">
            <text:p>120.688</text:p>
          </table:table-cell>
          <table:table-cell office:value-type="float" office:value="24.021" calcext:value-type="float">
            <text:p>24.02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2</text:p>
          </table:table-cell>
          <table:table-cell office:value-type="float" office:value="120.688" calcext:value-type="float">
            <text:p>120.688</text:p>
          </table:table-cell>
          <table:table-cell office:value-type="float" office:value="24.021" calcext:value-type="float">
            <text:p>24.021</text:p>
          </table:table-cell>
          <table:table-cell office:value-type="float" office:value="360" calcext:value-type="float">
            <text:p>3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2.8" calcext:value-type="float">
            <text:p>2.8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3</text:p>
          </table:table-cell>
          <table:table-cell office:value-type="float" office:value="120.688" calcext:value-type="float">
            <text:p>120.688</text:p>
          </table:table-cell>
          <table:table-cell office:value-type="float" office:value="24.021" calcext:value-type="float">
            <text:p>24.021</text:p>
          </table:table-cell>
          <table:table-cell office:value-type="float" office:value="355" calcext:value-type="float">
            <text:p>3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6</text:p>
          </table:table-cell>
          <table:table-cell office:value-type="float" office:value="120.682" calcext:value-type="float">
            <text:p>120.682</text:p>
          </table:table-cell>
          <table:table-cell office:value-type="float" office:value="23.982" calcext:value-type="float">
            <text:p>23.98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8</text:p>
          </table:table-cell>
          <table:table-cell office:value-type="float" office:value="120.705" calcext:value-type="float">
            <text:p>120.705</text:p>
          </table:table-cell>
          <table:table-cell office:value-type="float" office:value="23.978" calcext:value-type="float">
            <text:p>23.978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</text:p>
          </table:table-cell>
          <table:table-cell office:value-type="float" office:value="270" calcext:value-type="float">
            <text:p>2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9</text:p>
          </table:table-cell>
          <table:table-cell office:value-type="float" office:value="120.705" calcext:value-type="float">
            <text:p>120.705</text:p>
          </table:table-cell>
          <table:table-cell office:value-type="float" office:value="23.978" calcext:value-type="float">
            <text:p>23.978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</text:p>
          </table:table-cell>
          <table:table-cell office:value-type="float" office:value="277" calcext:value-type="float">
            <text:p>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float" office:value="120.694" calcext:value-type="float">
            <text:p>120.694</text:p>
          </table:table-cell>
          <table:table-cell office:value-type="float" office:value="23.947" calcext:value-type="float">
            <text:p>23.947</text:p>
          </table:table-cell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</text:p>
          </table:table-cell>
          <table:table-cell office:value-type="float" office:value="313" calcext:value-type="float">
            <text:p>3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1</text:p>
          </table:table-cell>
          <table:table-cell office:value-type="float" office:value="120.7" calcext:value-type="float">
            <text:p>120.700</text:p>
          </table:table-cell>
          <table:table-cell office:value-type="float" office:value="23.935" calcext:value-type="float">
            <text:p>23.935</text:p>
          </table:table-cell>
          <table:table-cell office:value-type="float" office:value="337" calcext:value-type="float">
            <text:p>3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2</text:p>
          </table:table-cell>
          <table:table-cell office:value-type="float" office:value="120.697" calcext:value-type="float">
            <text:p>120.697</text:p>
          </table:table-cell>
          <table:table-cell office:value-type="float" office:value="23.913" calcext:value-type="float">
            <text:p>23.9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3</text:p>
          </table:table-cell>
          <table:table-cell office:value-type="float" office:value="120.701" calcext:value-type="float">
            <text:p>120.701</text:p>
          </table:table-cell>
          <table:table-cell office:value-type="float" office:value="23.898" calcext:value-type="float">
            <text:p>23.898</text:p>
          </table:table-cell>
          <table:table-cell office:value-type="float" office:value="315" calcext:value-type="float">
            <text:p>3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4</text:p>
          </table:table-cell>
          <table:table-cell office:value-type="float" office:value="120.701" calcext:value-type="float">
            <text:p>120.701</text:p>
          </table:table-cell>
          <table:table-cell office:value-type="float" office:value="23.898" calcext:value-type="float">
            <text:p>23.898</text:p>
          </table:table-cell>
          <table:table-cell office:value-type="float" office:value="315" calcext:value-type="float">
            <text:p>3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5</text:p>
          </table:table-cell>
          <table:table-cell office:value-type="float" office:value="120.775" calcext:value-type="float">
            <text:p>120.775</text:p>
          </table:table-cell>
          <table:table-cell office:value-type="float" office:value="23.898" calcext:value-type="float">
            <text:p>23.898</text:p>
          </table:table-cell>
          <table:table-cell office:value-type="float" office:value="310" calcext:value-type="float">
            <text:p>3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6</text:p>
          </table:table-cell>
          <table:table-cell office:value-type="float" office:value="120.702" calcext:value-type="float">
            <text:p>120.702</text:p>
          </table:table-cell>
          <table:table-cell office:value-type="float" office:value="23.896" calcext:value-type="float">
            <text:p>23.896</text:p>
          </table:table-cell>
          <table:table-cell office:value-type="float" office:value="327" calcext:value-type="float">
            <text:p>3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7</text:p>
          </table:table-cell>
          <table:table-cell office:value-type="float" office:value="120.707" calcext:value-type="float">
            <text:p>120.707</text:p>
          </table:table-cell>
          <table:table-cell office:value-type="float" office:value="23.876" calcext:value-type="float">
            <text:p>23.876</text:p>
          </table:table-cell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float" office:value="120.702" calcext:value-type="float">
            <text:p>120.702</text:p>
          </table:table-cell>
          <table:table-cell office:value-type="float" office:value="23.833" calcext:value-type="float">
            <text:p>23.833</text:p>
          </table:table-cell>
          <table:table-cell office:value-type="float" office:value="356" calcext:value-type="float">
            <text:p>3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 office:value-type="float" office:value="120.702" calcext:value-type="float">
            <text:p>120.702</text:p>
          </table:table-cell>
          <table:table-cell office:value-type="float" office:value="23.836" calcext:value-type="float">
            <text:p>23.836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</text:p>
          </table:table-cell>
          <table:table-cell office:value-type="float" office:value="122" calcext:value-type="float">
            <text:p>1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6.8" calcext:value-type="float">
            <text:p>6.8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 office:value-type="float" office:value="120.702" calcext:value-type="float">
            <text:p>120.702</text:p>
          </table:table-cell>
          <table:table-cell office:value-type="float" office:value="23.832" calcext:value-type="float">
            <text:p>23.83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.7" calcext:value-type="float">
            <text:p>5.7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4</text:p>
          </table:table-cell>
          <table:table-cell office:value-type="float" office:value="120.701" calcext:value-type="float">
            <text:p>120.701</text:p>
          </table:table-cell>
          <table:table-cell office:value-type="float" office:value="23.831" calcext:value-type="float">
            <text:p>23.83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3.2" calcext:value-type="float">
            <text:p>3.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5</text:p>
          </table:table-cell>
          <table:table-cell office:value-type="float" office:value="120.701" calcext:value-type="float">
            <text:p>120.701</text:p>
          </table:table-cell>
          <table:table-cell office:value-type="float" office:value="23.831" calcext:value-type="float">
            <text:p>23.831</text:p>
          </table:table-cell>
          <table:table-cell office:value-type="float" office:value="355" calcext:value-type="float">
            <text:p>3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6</text:p>
          </table:table-cell>
          <table:table-cell office:value-type="float" office:value="120.702" calcext:value-type="float">
            <text:p>120.702</text:p>
          </table:table-cell>
          <table:table-cell office:value-type="float" office:value="23.828" calcext:value-type="float">
            <text:p>23.828</text:p>
          </table:table-cell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7</text:p>
          </table:table-cell>
          <table:table-cell office:value-type="float" office:value="120.698" calcext:value-type="float">
            <text:p>120.698</text:p>
          </table:table-cell>
          <table:table-cell office:value-type="float" office:value="23.81" calcext:value-type="float">
            <text:p>23.81</text:p>
          </table:table-cell>
          <table:table-cell office:value-type="float" office:value="364" calcext:value-type="float">
            <text:p>3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5.4" calcext:value-type="float">
            <text:p>5.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8</text:p>
          </table:table-cell>
          <table:table-cell office:value-type="float" office:value="120.698" calcext:value-type="float">
            <text:p>120.698</text:p>
          </table:table-cell>
          <table:table-cell office:value-type="float" office:value="23.81" calcext:value-type="float">
            <text:p>23.81</text:p>
          </table:table-cell>
          <table:table-cell office:value-type="float" office:value="364" calcext:value-type="float">
            <text:p>3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9</text:p>
          </table:table-cell>
          <table:table-cell office:value-type="float" office:value="120.689" calcext:value-type="float">
            <text:p>120.689</text:p>
          </table:table-cell>
          <table:table-cell office:value-type="float" office:value="23.91" calcext:value-type="float">
            <text:p>23.91</text:p>
          </table:table-cell>
          <table:table-cell office:value-type="float" office:value="367" calcext:value-type="float">
            <text:p>3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float" office:value="120.698" calcext:value-type="float">
            <text:p>120.698</text:p>
          </table:table-cell>
          <table:table-cell office:value-type="float" office:value="23.808" calcext:value-type="float">
            <text:p>23.808</text:p>
          </table:table-cell>
          <table:table-cell office:value-type="float" office:value="349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1</text:p>
          </table:table-cell>
          <table:table-cell office:value-type="float" office:value="120.698" calcext:value-type="float">
            <text:p>120.698</text:p>
          </table:table-cell>
          <table:table-cell office:value-type="float" office:value="23.808" calcext:value-type="float">
            <text:p>23.808</text:p>
          </table:table-cell>
          <table:table-cell office:value-type="float" office:value="349" calcext:value-type="float">
            <text:p>3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2</text:p>
          </table:table-cell>
          <table:table-cell office:value-type="float" office:value="120.698" calcext:value-type="float">
            <text:p>120.698</text:p>
          </table:table-cell>
          <table:table-cell office:value-type="float" office:value="23.807" calcext:value-type="float">
            <text:p>23.807</text:p>
          </table:table-cell>
          <table:table-cell office:value-type="float" office:value="310" calcext:value-type="float">
            <text:p>3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3</text:p>
          </table:table-cell>
          <table:table-cell office:value-type="float" office:value="120.701" calcext:value-type="float">
            <text:p>120.701</text:p>
          </table:table-cell>
          <table:table-cell office:value-type="float" office:value="23.794" calcext:value-type="float">
            <text:p>23.79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4</text:p>
          </table:table-cell>
          <table:table-cell office:value-type="float" office:value="120.701" calcext:value-type="float">
            <text:p>120.701</text:p>
          </table:table-cell>
          <table:table-cell office:value-type="float" office:value="23.777" calcext:value-type="float">
            <text:p>23.777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2.8" calcext:value-type="float">
            <text:p>2.8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6</text:p>
          </table:table-cell>
          <table:table-cell office:value-type="float" office:value="120.701" calcext:value-type="float">
            <text:p>120.701</text:p>
          </table:table-cell>
          <table:table-cell office:value-type="float" office:value="23.777" calcext:value-type="float">
            <text:p>23.77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.1" calcext:value-type="float">
            <text:p>4.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7</text:p>
          </table:table-cell>
          <table:table-cell office:value-type="float" office:value="120.7" calcext:value-type="float">
            <text:p>120.700</text:p>
          </table:table-cell>
          <table:table-cell office:value-type="float" office:value="23.77" calcext:value-type="float">
            <text:p>23.7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8</text:p>
          </table:table-cell>
          <table:table-cell office:value-type="float" office:value="120.7" calcext:value-type="float">
            <text:p>120.700</text:p>
          </table:table-cell>
          <table:table-cell office:value-type="float" office:value="23.77" calcext:value-type="float">
            <text:p>23.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9</text:p>
          </table:table-cell>
          <table:table-cell office:value-type="float" office:value="120.695" calcext:value-type="float">
            <text:p>120.695</text:p>
          </table:table-cell>
          <table:table-cell office:value-type="float" office:value="23.749" calcext:value-type="float">
            <text:p>23.749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float" office:value="120.654" calcext:value-type="float">
            <text:p>120.654</text:p>
          </table:table-cell>
          <table:table-cell office:value-type="float" office:value="23.658" calcext:value-type="float">
            <text:p>23.658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2</text:p>
          </table:table-cell>
          <table:table-cell office:value-type="float" office:value="120.654" calcext:value-type="float">
            <text:p>120.654</text:p>
          </table:table-cell>
          <table:table-cell office:value-type="float" office:value="23.657" calcext:value-type="float">
            <text:p>23.65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float" office:value="120.652" calcext:value-type="float">
            <text:p>120.652</text:p>
          </table:table-cell>
          <table:table-cell office:value-type="float" office:value="23.656" calcext:value-type="float">
            <text:p>23.65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4</text:p>
          </table:table-cell>
          <table:table-cell office:value-type="float" office:value="120.651" calcext:value-type="float">
            <text:p>120.651</text:p>
          </table:table-cell>
          <table:table-cell office:value-type="float" office:value="23.654" calcext:value-type="float">
            <text:p>23.654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5</text:p>
          </table:table-cell>
          <table:table-cell office:value-type="float" office:value="120.649" calcext:value-type="float">
            <text:p>120.649</text:p>
          </table:table-cell>
          <table:table-cell office:value-type="float" office:value="23.652" calcext:value-type="float">
            <text:p>23.65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6</text:p>
          </table:table-cell>
          <table:table-cell office:value-type="float" office:value="120.648" calcext:value-type="float">
            <text:p>120.648</text:p>
          </table:table-cell>
          <table:table-cell office:value-type="float" office:value="23.652" calcext:value-type="float">
            <text:p>23.65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F</text:p>
          </table:table-cell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 table:number-rows-repeated="104846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0:48:18.7515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58:47.592300000</meta:creation-date>
    <dc:date>2018-10-09T12:07:44.052594000</dc:date>
    <meta:editing-duration>PT21H32M16S</meta:editing-duration>
    <meta:editing-cycles>28</meta:editing-cycles>
    <meta:generator>LibreOffice/5.2.2.2$MacOSX_X86_64 LibreOffice_project/8f96e87c890bf8fa77463cd4b640a2312823f3ad</meta:generator>
    <meta:document-statistic meta:table-count="1" meta:cell-count="1261" meta:object-count="0"/>
  </office:meta>
</office:document-meta>
</file>